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9193" officeooo:paragraph-rsid="001f9193"/>
    </style:style>
    <style:style style:name="P2" style:family="paragraph" style:parent-style-name="Standard">
      <style:text-properties officeooo:rsid="002ad69b" officeooo:paragraph-rsid="002ad69b"/>
    </style:style>
    <style:style style:name="P3" style:family="paragraph" style:parent-style-name="Standard">
      <style:text-properties officeooo:rsid="003174cf" officeooo:paragraph-rsid="003174cf"/>
    </style:style>
    <style:style style:name="T1" style:family="text">
      <style:text-properties officeooo:rsid="003d4b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linear momentum</text:p>
      <text:p text:style-name="P1"><draw:frame draw:style-name="fr1" draw:name="オブジェクト1" text:anchor-type="as-char" svg:y="-1.208cm" svg:width="3.891cm" svg:height="2.2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P1">angular momentum</text:p>
      <text:p text:style-name="P1"><draw:frame draw:style-name="fr1" draw:name="オブジェクト2" text:anchor-type="as-char" svg:y="-1.226cm" svg:width="11.241cm" svg:height="2.30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2"><text:span text:style-name="T1">linear kinematics (</text:span>flight path equations<text:span text:style-name="T1">)</text:span></text:p>
      <text:p text:style-name="P2"><draw:frame draw:style-name="fr1" draw:name="オブジェクト3" text:anchor-type="as-char" svg:y="-0.953cm" svg:width="12.437cm" svg:height="1.8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3">angular kinematics</text:p>
      <text:p text:style-name="P1"><draw:frame draw:style-name="fr1" draw:name="オブジェクト4" text:anchor-type="as-char" svg:y="-0.937cm" svg:width="6.847cm" svg:height="1.67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0:07:31.042000000</meta:creation-date>
    <dc:date>2022-01-26T00:00:49.960000000</dc:date>
    <meta:editing-duration>PT1H8M14S</meta:editing-duration>
    <meta:editing-cycles>26</meta:editing-cycles>
    <meta:generator>LibreOffice/7.1.4.2$Windows_X86_64 LibreOffice_project/a529a4fab45b75fefc5b6226684193eb000654f6</meta:generator>
    <meta:document-statistic meta:table-count="0" meta:image-count="0" meta:object-count="4" meta:page-count="1" meta:paragraph-count="8" meta:word-count="11" meta:character-count="90" meta:non-whitespace-character-count="83"/>
  </office:meta>
</office:document-meta>
</file>

<file path=Object 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u</mi>
                      <mo stretchy="false">˙</mo>
                    </mover>
                    <mo stretchy="false">+</mo>
                    <mi mathvariant="italic">qw</mi>
                    <mo stretchy="false">−</mo>
                    <mi mathvariant="italic">rv</mi>
                  </mrow>
                </mrow>
                <mo fence="true" form="postfix" stretchy="false">)</mo>
              </mrow>
              <mo stretchy="false">=</mo>
              <mrow>
                <mo stretchy="false">∑</mo>
                <mi>X</mi>
              </mrow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v</mi>
                      <mo stretchy="false">˙</mo>
                    </mover>
                    <mo stretchy="false">+</mo>
                    <mi mathvariant="italic">ur</mi>
                    <mo stretchy="false">−</mo>
                    <mi mathvariant="italic">pw</mi>
                  </mrow>
                </mrow>
                <mo fence="true" form="postfix" stretchy="false">)</mo>
              </mrow>
              <mo stretchy="false">=</mo>
              <mrow>
                <mo stretchy="false">∑</mo>
                <mi>Y</mi>
              </mrow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w</mi>
                      <mo stretchy="false">˙</mo>
                    </mover>
                    <mo stretchy="false">+</mo>
                    <mi mathvariant="italic">pv</mi>
                    <mo stretchy="false">−</mo>
                    <mi mathvariant="italic">qu</mi>
                  </mrow>
                </mrow>
                <mo fence="true" form="postfix" stretchy="false">)</mo>
              </mrow>
              <mo stretchy="false">=</mo>
              <mrow>
                <mo stretchy="false">∑</mo>
                <mi>Z</mi>
              </mrow>
            </mrow>
          </mrow>
        </mtd>
      </mtr>
    </mtable>
    <annotation encoding="StarMath 5.0">{ m} ( dot u +qw -rv ) = sum X newline
{ m} ( dot v +ur -pw ) = sum Y newline
{ m} ( dot w +pv -qu ) = sum Z newline</annotation>
  </semantics>
</math>
</file>

<file path=Object 2/content.xml><?xml version="1.0" encoding="utf-8"?>
<math xmlns="http://www.w3.org/1998/Math/MathML" display="block">
  <semantics>
    <mtable>
      <mtr>
        <mtd>
          <mrow>
            <mover accent="true">
              <mi>p</mi>
              <mo stretchy="false">˙</mo>
            </mover>
            <mrow>
              <msub>
                <mi>I</mi>
                <mi mathvariant="italic">xx</mi>
              </msub>
              <mo stretchy="false">−</mo>
              <mover accent="true">
                <mi>q</mi>
                <mo stretchy="false">˙</mo>
              </mover>
            </mrow>
            <mrow>
              <msub>
                <mi>I</mi>
                <mi mathvariant="italic">xy</mi>
              </msub>
              <mo stretchy="false">−</mo>
              <mover accent="true">
                <mi>r</mi>
                <mo stretchy="false">˙</mo>
              </mover>
            </mrow>
            <mrow>
              <msub>
                <mi>I</mi>
                <mi mathvariant="italic">zx</mi>
              </msub>
              <mo stretchy="false">+</mo>
              <msub>
                <mi mathvariant="italic">prI</mi>
                <mi mathvariant="italic">xy</mi>
              </msub>
              <mo stretchy="false">+</mo>
              <mrow>
                <mo fence="true" form="prefix" stretchy="false">(</mo>
                <mrow>
                  <mrow>
                    <msup>
                      <mi>r</mi>
                      <mn>2</mn>
                    </msup>
                    <mo stretchy="false">−</mo>
                    <msup>
                      <mi>q</mi>
                      <mn>2</mn>
                    </msup>
                  </mrow>
                </mrow>
                <mo fence="true" form="postfix" stretchy="false">)</mo>
              </mrow>
            </mrow>
            <mrow>
              <msub>
                <mi>I</mi>
                <mi mathvariant="italic">yz</mi>
              </msub>
              <mo stretchy="false">−</mo>
              <msub>
                <mi mathvariant="italic">pqI</mi>
                <mi mathvariant="italic">zx</mi>
              </msub>
              <mo stretchy="false">+</mo>
              <mrow>
                <mo fence="true" form="prefix" stretchy="false">(</mo>
                <mrow>
                  <mrow>
                    <msub>
                      <mi>I</mi>
                      <mi mathvariant="italic">zz</mi>
                    </msub>
                    <mo stretchy="false">−</mo>
                    <msub>
                      <mi>I</mi>
                      <mi mathvariant="italic">yy</mi>
                    </msub>
                  </mrow>
                </mrow>
                <mo fence="true" form="postfix" stretchy="false">)</mo>
              </mrow>
            </mrow>
            <mrow>
              <mi mathvariant="italic">rq</mi>
              <mo stretchy="false">=</mo>
              <mrow>
                <mo stretchy="false">∑</mo>
                <mi>L</mi>
              </mrow>
            </mrow>
          </mrow>
        </mtd>
      </mtr>
      <mtr>
        <mtd>
          <mrow>
            <mover accent="true">
              <mi>q</mi>
              <mo stretchy="false">˙</mo>
            </mover>
            <mrow>
              <msub>
                <mi>I</mi>
                <mi mathvariant="italic">yy</mi>
              </msub>
              <mo stretchy="false">−</mo>
              <mover accent="true">
                <mi>p</mi>
                <mo stretchy="false">˙</mo>
              </mover>
            </mrow>
            <mrow>
              <msub>
                <mi>I</mi>
                <mi mathvariant="italic">xy</mi>
              </msub>
              <mo stretchy="false">−</mo>
              <mover accent="true">
                <mi>r</mi>
                <mo stretchy="false">˙</mo>
              </mover>
            </mrow>
            <mrow>
              <msub>
                <mi>I</mi>
                <mi mathvariant="italic">yz</mi>
              </msub>
              <mo stretchy="false">+</mo>
              <mi mathvariant="italic">pr</mi>
            </mrow>
            <mrow>
              <mrow>
                <mo fence="true" form="prefix" stretchy="false">(</mo>
                <mrow>
                  <mrow>
                    <msub>
                      <mi>I</mi>
                      <mi mathvariant="italic">xx</mi>
                    </msub>
                    <mo stretchy="false">−</mo>
                    <msub>
                      <mi>I</mi>
                      <mi mathvariant="italic">zz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sup>
                      <mi>p</mi>
                      <mn>2</mn>
                    </msup>
                    <mo stretchy="false">−</mo>
                    <msup>
                      <mi>r</mi>
                      <mn>2</mn>
                    </msup>
                  </mrow>
                </mrow>
                <mo fence="true" form="postfix" stretchy="false">)</mo>
              </mrow>
            </mrow>
            <mrow>
              <mrow>
                <msub>
                  <mi>I</mi>
                  <mi mathvariant="italic">zx</mi>
                </msub>
                <mo stretchy="false">−</mo>
                <msub>
                  <mi mathvariant="italic">qrI</mi>
                  <mi mathvariant="italic">xy</mi>
                </msub>
                <mo stretchy="false">+</mo>
                <msub>
                  <mi mathvariant="italic">pqI</mi>
                  <mi mathvariant="italic">yz</mi>
                </msub>
              </mrow>
              <mo stretchy="false">=</mo>
              <mrow>
                <mo stretchy="false">∑</mo>
                <mi>M</mi>
              </mrow>
            </mrow>
          </mrow>
        </mtd>
      </mtr>
      <mtr>
        <mtd>
          <mrow>
            <mover accent="true">
              <mi>r</mi>
              <mo stretchy="false">˙</mo>
            </mover>
            <mrow>
              <msub>
                <mi>I</mi>
                <mi mathvariant="italic">zz</mi>
              </msub>
              <mo stretchy="false">−</mo>
              <mover accent="true">
                <mi>p</mi>
                <mo stretchy="false">˙</mo>
              </mover>
            </mrow>
            <mrow>
              <msub>
                <mi>I</mi>
                <mi mathvariant="italic">zx</mi>
              </msub>
              <mo stretchy="false">−</mo>
              <mover accent="true">
                <mi>q</mi>
                <mo stretchy="false">˙</mo>
              </mover>
            </mrow>
            <mrow>
              <msub>
                <mi>I</mi>
                <mi mathvariant="italic">yz</mi>
              </msub>
              <mo stretchy="false">+</mo>
              <mi mathvariant="italic">pq</mi>
            </mrow>
            <mrow>
              <mrow>
                <mo fence="true" form="prefix" stretchy="false">(</mo>
                <mrow>
                  <mrow>
                    <msub>
                      <mi>I</mi>
                      <mi mathvariant="italic">yy</mi>
                    </msub>
                    <mo stretchy="false">−</mo>
                    <msub>
                      <mi>I</mi>
                      <mi mathvariant="italic">xx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sup>
                      <mi>q</mi>
                      <mn>2</mn>
                    </msup>
                    <mo stretchy="false">−</mo>
                    <msup>
                      <mi>p</mi>
                      <mn>2</mn>
                    </msup>
                  </mrow>
                </mrow>
                <mo fence="true" form="postfix" stretchy="false">)</mo>
              </mrow>
            </mrow>
            <mrow>
              <msub>
                <mi>I</mi>
                <mi mathvariant="italic">xy</mi>
              </msub>
              <mo stretchy="false">+</mo>
              <msub>
                <mi mathvariant="italic">qrI</mi>
                <mi mathvariant="italic">zx</mi>
              </msub>
              <mo stretchy="false">−</mo>
              <mi mathvariant="italic">pr</mi>
            </mrow>
            <mrow>
              <msub>
                <mi>I</mi>
                <mi mathvariant="italic">yz</mi>
              </msub>
              <mo stretchy="false">=</mo>
              <mrow>
                <mo stretchy="false">∑</mo>
                <mi>N</mi>
              </mrow>
            </mrow>
          </mrow>
        </mtd>
      </mtr>
    </mtable>
    <annotation encoding="StarMath 5.0">dot p I_{xx}  - dot q I_{xy} -dot r I_{zx} + prI_{xy} + (r^{2} - q^{2}) I_{yz} - pqI_{zx} + (I_{zz}-I_{yy})rq = sum L  newline  
dot q I_{yy} - dot p I_{xy} - dot r I_{yz} + pr(I_{xx}-I_{zz})+(p^{2}-r^{2})I_{zx}-qrI_{xy}+pqI_{yz} = sum M  newline  
dot r I_{zz} - dot p I_{zx} - dot q I_{yz} + pq(I_{yy}-I_{xx}) + (q^{2}-p^{2})I_{xy}+qrI_{zx}-pr I_{yz}  = sum N  newline  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true">{</mo>
          <mrow>
            <mtable>
              <mtr>
                <mtd>
                  <mover accent="true">
                    <msub>
                      <mi>X</mi>
                      <mi>G</mi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Y</mi>
                      <mi>G</mi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Z</mi>
                      <mi>G</mi>
                    </msub>
                    <mo stretchy="false">˙</mo>
                  </mover>
                </mtd>
              </mtr>
            </mtable>
          </mrow>
          <mo fence="true" form="postfix" stretchy="true">}</mo>
        </mrow>
        <mo stretchy="false">=</mo>
        <mrow>
          <mo fence="true" form="prefix" stretchy="true">[</mo>
          <mrow>
            <mtable>
              <mtr>
                <mtd>
                  <mrow>
                    <mi>cos</mi>
                    <mi>ψ</mi>
                  </mrow>
                </mtd>
                <mtd>
                  <mrow>
                    <mrow>
                      <mo stretchy="false">−</mo>
                      <mi>sin</mi>
                    </mrow>
                    <mi>ψ</mi>
                  </mrow>
                </mtd>
                <mtd>
                  <mn>0</mn>
                </mtd>
              </mtr>
              <mtr>
                <mtd>
                  <mrow>
                    <mi>sin</mi>
                    <mi>ψ</mi>
                  </mrow>
                </mtd>
                <mtd>
                  <mrow>
                    <mi>cos</mi>
                    <mi>ψ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row>
                  <mi>cos</mi>
                  <mi>θ</mi>
                </mrow>
              </mtd>
              <mtd>
                <mn>0</mn>
              </mtd>
              <mtd>
                <mrow>
                  <mi>sin</mi>
                  <mi>θ</mi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row>
                  <mrow>
                    <mo stretchy="false">−</mo>
                    <mi>sin</mi>
                  </mrow>
                  <mi>θ</mi>
                </mrow>
              </mtd>
              <mtd>
                <mn>0</mn>
              </mtd>
              <mtd>
                <mrow>
                  <mi>cos</mi>
                  <mi>θ</mi>
                </mrow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i>cos</mi>
                  <mi>ϕ</mi>
                </mrow>
              </mtd>
              <mtd>
                <mrow>
                  <mrow>
                    <mo stretchy="false">−</mo>
                    <mi>sin</mi>
                  </mrow>
                  <mi>ϕ</mi>
                </mrow>
              </mtd>
            </mtr>
            <mtr>
              <mtd>
                <mn>0</mn>
              </mtd>
              <mtd>
                <mrow>
                  <mi>sin</mi>
                  <mi>ϕ</mi>
                </mrow>
              </mtd>
              <mtd>
                <mrow>
                  <mi>cos</mi>
                  <mi>ϕ</mi>
                </mrow>
              </mtd>
            </mtr>
          </mtable>
        </mrow>
        <mo fence="true" form="postfix" stretchy="true">]</mo>
      </mrow>
      <mrow>
        <mo fence="true" form="prefix" stretchy="true">{</mo>
        <mrow>
          <mtable>
            <mtr>
              <mtd>
                <mi>u</mi>
              </mtd>
            </mtr>
            <mtr>
              <mtd>
                <mi>v</mi>
              </mtd>
            </mtr>
            <mtr>
              <mtd>
                <mi>w</mi>
              </mtd>
            </mtr>
          </mtable>
        </mrow>
        <mo fence="true" form="postfix" stretchy="true">}</mo>
      </mrow>
    </mrow>
    <annotation encoding="StarMath 5.0">left lbrace stack{dot X_{G} # dot Y_{G} # dot Z_{G}}  right rbrace= left [ matrix{cos %ipsi  # -sin %ipsi # 0 ## sin %ipsi # cos %ipsi # 0 ## 0 # 0 # 1} right]  left [ matrix{ cos %itheta  # 0 # sin %itheta ## 0 # 1 # 0 ## -sin %itheta # 0 # cos %itheta} right]  left [ matrix{1 # 0 # 0 ## 0 # cos %iphi  # -sin%iphi ## 0 # sin %iphi # cos %iphi} right] left lbrace stack{u # v # w}  right rbrace 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{</mo>
          <mrow>
            <mtable>
              <mtr>
                <mtd>
                  <mover accent="true">
                    <mi>ϕ</mi>
                    <mo stretchy="false">˙</mo>
                  </mover>
                </mtd>
              </mtr>
              <mtr>
                <mtd>
                  <mover accent="true">
                    <mi>θ</mi>
                    <mo stretchy="false">˙</mo>
                  </mover>
                </mtd>
              </mtr>
              <mtr>
                <mtd>
                  <mover accent="true">
                    <mi>ψ</mi>
                    <mo stretchy="false">˙</mo>
                  </mover>
                </mtd>
              </mtr>
            </mtable>
          </mrow>
          <mo fence="true" form="postfix" stretchy="true">}</mo>
        </mrow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row>
                    <mi>sin</mi>
                    <mi>ϕ</mi>
                    <mi>tan</mi>
                    <mi>θ</mi>
                  </mrow>
                </mtd>
                <mtd>
                  <mrow>
                    <mi>cos</mi>
                    <mi>ϕ</mi>
                    <mi>tan</mi>
                    <mi>θ</mi>
                  </mrow>
                </mtd>
              </mtr>
              <mtr>
                <mtd>
                  <mn>0</mn>
                </mtd>
                <mtd>
                  <mrow>
                    <mi>cos</mi>
                    <mi>ϕ</mi>
                  </mrow>
                </mtd>
                <mtd>
                  <mrow>
                    <mrow>
                      <mo stretchy="false">−</mo>
                      <mi>sin</mi>
                    </mrow>
                    <mi>ϕ</mi>
                  </mrow>
                </mtd>
              </mtr>
              <mtr>
                <mtd>
                  <mn>0</mn>
                </mtd>
                <mtd>
                  <mrow>
                    <mi>sin</mi>
                    <mi>ϕ</mi>
                    <mi mathvariant="italic">sec</mi>
                    <mi>θ</mi>
                  </mrow>
                </mtd>
                <mtd>
                  <mrow>
                    <mi>cos</mi>
                    <mi>ϕ</mi>
                    <mi mathvariant="italic">sec</mi>
                    <mi>θ</mi>
                  </mrow>
                </mtd>
              </mtr>
            </mtable>
          </mrow>
          <mo fence="true" form="postfix" stretchy="true">]</mo>
        </mrow>
      </mrow>
      <mrow>
        <mo fence="true" form="prefix" stretchy="true">{</mo>
        <mrow>
          <mtable>
            <mtr>
              <mtd>
                <mi>p</mi>
              </mtd>
            </mtr>
            <mtr>
              <mtd>
                <mi>q</mi>
              </mtd>
            </mtr>
            <mtr>
              <mtd>
                <mi>r</mi>
              </mtd>
            </mtr>
          </mtable>
        </mrow>
        <mo fence="true" form="postfix" stretchy="true">}</mo>
      </mrow>
    </mrow>
    <annotation encoding="StarMath 5.0">left lbrace stack{dot %iphi # dot %itheta # dot %ipsi}  right rbrace=   left [ matrix{1 # sin  %iphi tan %itheta # cos %iphi tan%itheta ## 0 # cos %iphi  # -sin%iphi ## 0 # sin %iphi sec %itheta # cos %iphi sec %itheta} right] left lbrace stack{p # q # r}  right rbrace </annotation>
  </semantics>
</math>
</file>